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2f6a0"/>
    </style:style>
    <style:style style:name="P2" style:family="paragraph" style:parent-style-name="Standard">
      <style:text-properties officeooo:paragraph-rsid="0014a193"/>
    </style:style>
    <style:style style:name="P3" style:family="paragraph" style:parent-style-name="Standard">
      <style:text-properties officeooo:rsid="0012f6a0" officeooo:paragraph-rsid="0012f6a0"/>
    </style:style>
    <style:style style:name="P4" style:family="paragraph" style:parent-style-name="Standard">
      <style:text-properties officeooo:rsid="0014a193" officeooo:paragraph-rsid="0014a193"/>
    </style:style>
    <style:style style:name="P5" style:family="paragraph" style:parent-style-name="Standard">
      <style:text-properties officeooo:rsid="00151a89" officeooo:paragraph-rsid="0014a193"/>
    </style:style>
    <style:style style:name="P6" style:family="paragraph" style:parent-style-name="Standard">
      <style:text-properties officeooo:paragraph-rsid="00151a89"/>
    </style:style>
    <style:style style:name="P7" style:family="paragraph" style:parent-style-name="Standard">
      <style:text-properties officeooo:paragraph-rsid="00172d36"/>
    </style:style>
    <style:style style:name="P8" style:family="paragraph" style:parent-style-name="Standard">
      <style:text-properties officeooo:rsid="0016a152" officeooo:paragraph-rsid="00151a89"/>
    </style:style>
    <style:style style:name="P9" style:family="paragraph" style:parent-style-name="Standard">
      <style:text-properties officeooo:rsid="0017ff4b" officeooo:paragraph-rsid="00172d36"/>
    </style:style>
    <style:style style:name="P10" style:family="paragraph" style:parent-style-name="Standard">
      <style:text-properties officeooo:rsid="0017ff4b" officeooo:paragraph-rsid="001a6f5b"/>
    </style:style>
    <style:style style:name="T1" style:family="text">
      <style:text-properties officeooo:rsid="0012f6a0"/>
    </style:style>
    <style:style style:name="T2" style:family="text">
      <style:text-properties officeooo:rsid="0014a193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officeooo:rsid="0014a193" fo:background-color="transparent"/>
    </style:style>
    <style:style style:name="T6" style:family="text">
      <style:text-properties officeooo:rsid="00151a89"/>
    </style:style>
    <style:style style:name="T7" style:family="text">
      <style:text-properties officeooo:rsid="0016395c"/>
    </style:style>
    <style:style style:name="T8" style:family="text">
      <style:text-properties officeooo:rsid="0016a152"/>
    </style:style>
    <style:style style:name="T9" style:family="text">
      <style:text-properties officeooo:rsid="00172d36"/>
    </style:style>
    <style:style style:name="T10" style:family="text">
      <style:text-properties officeooo:rsid="0017ff4b"/>
    </style:style>
    <style:style style:name="T11" style:family="text">
      <style:text-properties officeooo:rsid="001a6f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Seguindo um processo de instalação do Samba 4 a parti de um video no </text:span><text:span text:style-name="T2">Y</text:span><text:span text:style-name="T1">outube (</text:span><text:a xlink:type="simple" xlink:href="http://www.youtube.com/watch?v=a31Gw5vDFKg"><text:span text:style-name="T1">http://www.youtube.com/watch?v=a31Gw5vDFKg</text:span></text:a><text:span text:style-name="T1">).</text:span></text:p>
      <text:p text:style-name="P3"/>
      <text:p text:style-name="P1"><text:span text:style-name="T1">1.2. Baixando o Samba 4.0.8 </text:span><text:span text:style-name="T2">a parti</text:span><text:span text:style-name="T1"> do </text:span><text:a xlink:type="simple" xlink:href="http://ftp.samba.org/pub/samba/"><text:span text:style-name="T1">http://ftp.samba.org/pub/samba/</text:span></text:a><text:span text:style-name="T1">.</text:span></text:p>
      <text:p text:style-name="P4"/>
      <text:p text:style-name="P2"><text:span text:style-name="T2">1.3 <text:s/>Pré-requisitos para o Samba 4 se encontra no link </text:span><text:a xlink:type="simple" xlink:href="http://wiki.samba.org/index.php/Samba_4/OS_Requirements"><text:span text:style-name="T2">http://wiki.samba.org/index.php/Samba_4/OS_Requirements</text:span></text:a></text:p>
      <text:p text:style-name="P4"/>
      <text:p text:style-name="P2"><text:span text:style-name="T2">1.4 <text:s/>Fazendo a instalação dos pré-requisitos do Debian 7 (a</text:span><text:span text:style-name="T5">pt-get install build-essential libacl1-dev libattr1-dev <text:s/></text:span><text:span text:style-name="T4">libblkid-dev libgnutls-dev libreadline-dev python-dev <text:s/>python-dnspython gdb pkg-config libpopt-dev libldap2-dev </text:span><text:span text:style-name="T3"><text:s/></text:span><text:span text:style-name="T4">dnsutils libbsd-dev attr krb5-user docbook-xsl libcups2-dev</text:span><text:span text:style-name="T2">)</text:span></text:p>
      <text:p text:style-name="P4"/>
      <text:p text:style-name="P4">1.5 <text:s/>Instalação do Pacote ACL para melhor gerenciamento de permissões de arquivos (apt-get install acl)</text:p>
      <text:p text:style-name="P4"/>
      <text:p text:style-name="P2"><text:span text:style-name="T2">1.6 <text:s/></text:span><text:span text:style-name="T6">Editei o meu /etc/fstab adcionando user_xattr,acl na partição raiz, em seguida irei remontar minha partição raiz com o comando (mount -o remount,rw / )</text:span></text:p>
      <text:p text:style-name="P5"/>
      <text:p text:style-name="P6"><text:span text:style-name="T6">1.7. </text:span><text:span text:style-name="T7">Apos Extrair o pacote samba-4.0.8, executei o comando (./configure) e depois irei compilar utilizando o comando (make) </text:span><text:span text:style-name="T8">e instalando com o comando (make install)</text:span></text:p>
      <text:p text:style-name="P8"/>
      <text:p text:style-name="P7"><text:span text:style-name="T9">1.8 <text:s/></text:span><text:span text:style-name="T10">Subi o dominio ultilizando o comando (/usr/local/samba/etc/samba-tool domain provision), obtive alguns erros pois o endereço do dominio e o grupo tem que está igual arquivo smb.conf.</text:span></text:p>
      <text:p text:style-name="P9"/>
      <text:p text:style-name="P10"><text:span text:style-name="T11">Problemas com o Debian 7 64 bits, irei migrar para o 32 bi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roid Sans Fallback1" style:font-size-asian="10pt" style:font-name-complex="FreeSans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tto andrade</meta:initial-creator>
    <meta:creation-date>2013-08-14T16:19:21</meta:creation-date>
    <dc:date>2013-08-28T13:30:15</dc:date>
    <dc:creator>Netto Andrade</dc:creator>
    <meta:editing-duration>PT53M49S</meta:editing-duration>
    <meta:editing-cycles>7</meta:editing-cycles>
    <meta:generator>LibreOffice/4.0.3.3$Linux_x86 LibreOffice_project/400m0$Build-3</meta:generator>
    <meta:document-statistic meta:table-count="0" meta:image-count="0" meta:object-count="0" meta:page-count="1" meta:paragraph-count="9" meta:word-count="171" meta:character-count="1266" meta:non-whitespace-character-count="1096"/>
  </office:meta>
</office:document-meta>
</file>